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3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LEONCIO MIMBEL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&amp;R PERU BUSINES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P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IMBELA SORIA, LEONCIO OTONI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ARCIA HUAMAN EDWI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2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10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1913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3:41:4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